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ergedAnnotationsComposedOnSingleAnnotatedElementTests.typeHierarchyStrategyMultipleComposedAnnotationsOnInterf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rgedAnnotationsComposedOnSingleAnnotatedElementTests.assertInheritedStrategyBehavior( Annotated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tringGenericParameter.getFor( Integer inte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MergedAnnotationsComposedOnSingleAnnotatedElementTests.typeHierarchyStrategyComposedPlusLocalAnnotationsOn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ergedAnnotationsComposedOnSingleAnnotatedElementTests.inheritedStrategyMultipleComposedAnnotationsOn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ergedAnnotationsComposedOnSingleAnnotatedElementTests.typeHierarchyStrategyMultipleComposedAnnotationsOn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ergedAnnotationsComposedOnSingleAnnotatedElementTests.typeHierarchyStrategyMultipleComposedAnnotationsOn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rgedAnnotationsComposedOnSingleAnnotatedElementTests.typeHierarchyStrategyComposedCacheOnInterfaceAndLocalCacheOn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ergedAnnotationsComposedOnSingleAnnotatedElementTests.inheritedStrategyMultipleComposedAnnotationsOn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rgedAnnotationsComposedOnSingleAnnotatedElementTests.inheritedStrategyMultipleComposedAnnotationsOnInterf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ergedAnnotationsComposedOnSingleAnnotatedElementTests.inheritedStrategyMultipleNoninheritedComposedAnnotationsOn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ergedAnnotationsComposedOnSingleAnnotatedElementTests.typeHierarchyStrategyComposedPlusLocalAnnotationsOn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rgedAnnotationsComposedOnSingleAnnotatedElementTests.composedPlusLocalCaches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MergedAnnotationsComposedOnSingleAnnotatedElementTests.stream( MergedAnnotations annotations , String attribut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ergedAnnotationsComposedOnSingleAnnotatedElementTests.inheritedStrategyMultipleNoninheritedComposedAnnotationsOnSuper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ergedAnnotationsComposedOnSingleAnnotatedElementTests.typeHierarchyStrategyMultipleNoninheritedComposedAnnotationsOn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ergedAnnotationsComposedOnSingleAnnotatedElementTests.inheritedStrategyComposedPlusLocalAnnotationsOn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rgedAnnotationsComposedOnSingleAnnotatedElementTests.multipleComposedCaches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MergedAnnotationsComposedOnSingleAnnotatedElementTests.typeHierarchyStrategyMultipleComposedAnnotationsOnBridge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GenericParameter.getFor( Class &lt; String &gt; cl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MergedAnnotationsComposedOnSingleAnnotatedElementTests.typeHierarchyStrategyMultipleNoninheritedComposedAnnotationsOnSuper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ergedAnnotationsComposedOnSingleAnnotatedElementTests.getBridgeMethod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MergedAnnotationsComposedOnSingleAnnotatedElementTests.typeHierarchyStrategyMultipleInheritedComposedAnnotationsOnSuper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rgedAnnotationsComposedOnSingleAnnotatedElementTests.inheritedStrategyMultipleInheritedComposedAnnotationsOnSuper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rgedAnnotationsComposedOnSingleAnnotatedElementTests.assertTypeHierarchyStrategyBehavior( Annotated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ergedAnnotationsComposedOnSingleAnnotatedElementTests.inheritedStrategyComposedPlusLocalAnnotationsOn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